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371229619821480297" text:style-name="L1">
        <text:list-item>
          <text:p text:style-name="P1">Deşarj kapasitesi toplam kapasiteden farklıdır. Vmin gerilimine inilince deşar kapasitesi deşarj edilmiş olur fakat bu 0% SOC'a ulaşılmış olduğunu temsil etmez.</text:p>
        </text:list-item>
        <text:list-item>
          <text:p text:style-name="P1">Deşarj gerilimi Vmin'in en düşük inebileceği gerilim kıstından dolayı SOC 0%'a kadar inemez. Şarj gerilimi de Vmax'ın en yüksek çıkabileceği gerilim kısıtından dolayı SOC 100%'a kadar çıkamaz.</text:p>
        </text:list-item>
        <text:list-item>
          <text:p text:style-name="P1">Yukarıdaki durum ile başedebilmek için düşük SOC'da şarj gerilimi şarj akımının batarya direnci ile çarpımı ile toplanması ile, yüksek SOC'ta deşarj gerilimi deşarj akımının batarya direnç ile çarpılması ile elde edilir.</text:p>
        </text:list-item>
        <text:list-item>
          <text:p text:style-name="P1">Yüksek SOC'larda sıcaklıkla OCV değişimi arta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Title" style:family="paragraph" style:parent-style-name="Standard" style:class="chapter">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7M5S</meta:editing-duration>
    <meta:editing-cycles>8</meta:editing-cycles>
    <meta:generator>OpenOffice/4.1.4$Win32 OpenOffice.org_project/414m5$Build-9788</meta:generator>
    <dc:date>2018-12-04T13:54:36.76</dc:date>
    <dc:creator>onur </dc:creator>
    <meta:document-statistic meta:table-count="0" meta:image-count="0" meta:object-count="0" meta:page-count="1" meta:paragraph-count="4" meta:word-count="89" meta:character-count="623"/>
    <meta:user-defined meta:name="Info 1"/>
    <meta:user-defined meta:name="Info 2"/>
    <meta:user-defined meta:name="Info 3"/>
    <meta:user-defined meta:name="Info 4"/>
  </office:meta>
</office:document-meta>
</file>